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style:style>
    <style:style style:name="P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 style:parent-style-name="Normal"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9"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15" style:parent-style-name="Normal" style:family="paragraph">
      <style:paragraph-properties fo:margin-top="0.0694in" fo:margin-bottom="0.0694in" fo:line-height="100%"/>
    </style:style>
    <style:style style:name="T16"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17"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1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19" style:parent-style-name="Normal" style:family="paragraph">
      <style:paragraph-properties fo:margin-top="0.0694in" fo:margin-bottom="0.0694in" fo:line-height="100%"/>
    </style:style>
    <style:style style:name="T2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21"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22"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7"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2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30" style:parent-style-name="Normal" style:family="paragraph">
      <style:paragraph-properties fo:margin-top="0.0694in" fo:margin-bottom="0.0694in" fo:line-height="100%"/>
    </style:style>
    <style:style style:name="T3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3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3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37"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3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39"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41"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2" style:parent-style-name="Normal" style:family="paragraph">
      <style:paragraph-properties fo:margin-top="0.0694in" fo:margin-bottom="0.0694in" fo:line-height="100%"/>
    </style:style>
    <style:style style:name="T43"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P44" style:parent-style-name="Normal" style:family="paragraph">
      <style:paragraph-properties fo:margin-top="0.0694in" fo:margin-bottom="0.0694in" fo:line-height="100%"/>
    </style:style>
    <style:style style:name="T45"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47" style:parent-style-name="Normal" style:family="paragraph">
      <style:paragraph-properties fo:margin-top="0.0694in" fo:margin-bottom="0.0694in" fo:line-height="100%"/>
    </style:style>
    <style:style style:name="T4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4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5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1"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52" style:parent-style-name="Normal" style:family="paragraph">
      <style:paragraph-properties fo:margin-top="0.0694in" fo:margin-bottom="0.0694in" fo:line-height="100%"/>
    </style:style>
    <style:style style:name="T53"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4"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fo:language="hr" fo:country="HR" style:language-asian="hr" style:country-asian="HR"/>
    </style:style>
    <style:style style:name="T55"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56"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57" style:parent-style-name="Normal" style:family="paragraph">
      <style:paragraph-properties fo:margin-top="0.0694in" fo:margin-bottom="0.0694in" fo:line-height="100%"/>
    </style:style>
    <style:style style:name="T58"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T59" style:parent-style-name="DefaultParagraphFont"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60" style:parent-style-name="DefaultParagraphFont" style:family="text">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3"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4"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style:style>
    <style:style style:name="P6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style:style style:name="P6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style:style>
  </office:automatic-styles>
  <office:body>
    <office:text text:use-soft-page-breaks="true">
      <text:h text:style-name="P1" text:outline-level="1">Micro-Frontends in Practice</text:h>
      <text:p text:style-name="P2">Although micro-frontends are a fairly new approach in the frontend architecture ecosystem, they have been used for a few years at medium and large organizations. and many well-known companies have made micro-frontends their main system for scaling their business to the next level.</text:p>
      <text:h text:style-name="P3" text:outline-level="2">Zalando</text:h>
      <text:p text:style-name="P4">The first one worth mentioning is Zalando, the European fashion and e-commerce company. I attended a conference presentation made by their technical leads, and I have to admit I was very impressed by what they have created and released open source.</text:p>
      <text:p text:style-name="P5"><text:span text:style-name="T6">More recently, Zalando has replaced the well-known OSS project called Tailor.js with</text:span><text:a xlink:href="https://jobs.zalando.com/tech/blog/front-end-micro-services/?gh_src=4n3gxh1" office:target-frame-name="_top" xlink:show="replace"><text:span text:style-name="T7"><text:s/>Interface Framework.</text:span></text:a><text:span text:style-name="T8"><text:s/>Interface Framework is based on similar concepts to Tailor.js but is more focused on components and GraphQL instead of Fragments.</text:span></text:p>
      <text:h text:style-name="P9" text:outline-level="2">HelloFresh</text:h>
      <text:p text:style-name="P10">HelloFresh, a digital service that provides ready-to-cook food boxes with a variety of recipes from all over the world, is another good example.</text:p>
      <text:p text:style-name="P11">Inspired by Zalando’s work, HelloFresh is now serving a multitude of SPAs orchestrated by URL.</text:p>
      <text:p text:style-name="P12">In an interesting approach to flexibility of components, the SPAs are assembled and rendered on the servers, then cached at the CDN level, providing flexibility for generating the SPAs.</text:p>
      <text:p text:style-name="P13">This approach also allows the development teams to be responsible for their own technology stacks; each SPA could have a different one, and each team is fully independent from the others.</text:p>
      <text:h text:style-name="P14" text:outline-level="2">AllegroTech</text:h>
      <text:p text:style-name="P15"><text:span text:style-name="T16">In 2016, Polish e-tailer and auction site AllegroTech came up with</text:span><text:a xlink:href="https://allegro.tech/2016/03/Managing-Frontend-in-the-microservices-architecture.html" office:target-frame-name="_top" xlink:show="replace"><text:span text:style-name="T17"><text:s/>OpBox</text:span></text:a><text:span text:style-name="T18">, a project that allows nontechnical people to merge UI representations (a.k.a., components) with data sources inside the same page.</text:span></text:p>
      <text:p text:style-name="P19"><text:span text:style-name="T20">At first, AllegroTech tried to work with multiple components assembled at runtime with</text:span><text:a xlink:href="https://www.w3.org/TR/esi-lang" office:target-frame-name="_top" xlink:show="replace"><text:span text:style-name="T21"><text:s/>ESI lang</text:span></text:a><text:span text:style-name="T22">, but the system didn’t provide the desired level of consistency. Furthermore, they had a few problems with managing specific library versions. For instance, one component could have been developed with React v13 and another one with v15, both rendered on the same page.</text:span></text:p>
      <text:p text:style-name="P23">In the OpBox project, Allegro’s teams had the opportunity to decouple the rendering part of a component (the view) from the data in order to render. As long as the contract between the component and the data source matched, they were able to assemble data and different<text:s/><text:soft-page-break/>components together, which enhanced their ability to do A/B testing and gather data from there.</text:p>
      <text:p text:style-name="P24">But it’s the additional abstraction between how the page is composed and the components to display that really stands out in this implementation. In fact, a JSON file describes the page and the components needed, and the renderer then composes</text:p>
      <text:p text:style-name="P25">the page as configured inside the JSON file.</text:p>
      <text:p text:style-name="P26">Obviously two or more components on the same page could also react to a specific user interaction or to a change in a set of data, thanks to an eventbus implementation that signals the change to all the components that are listening to it.</text:p>
      <text:h text:style-name="P27" text:outline-level="2">Spotify</text:h>
      <text:p text:style-name="P28">In this list of case histories, I can’t neglect to mention Spotify.</text:p>
      <text:p text:style-name="P29">For its desktop application, Spotify has assembled multiple components living in separate iframes that communicate via a “bridge” for the low-level implementation made with C++.</text:p>
      <text:p text:style-name="P30"><text:span text:style-name="T31">If we inspect the Spotify desktop application, we can easily find the multiple parts composing this application. Each single<text:s/></text:span><text:span text:style-name="T32">.spa</text:span><text:span text:style-name="T33"><text:s/>file is composed by an<text:s/></text:span><text:span text:style-name="T34">html</text:span><text:span text:style-name="T35"><text:s/>file, multiple<text:s/></text:span><text:span text:style-name="T36">css</text:span><text:span text:style-name="T37"><text:s/>files, a<text:s/></text:span><text:span text:style-name="T38">manifest.json</text:span><text:span text:style-name="T39">, **and a<text:s/></text:span><text:span text:style-name="T40">JavaScript</text:span><text:span text:style-name="T41"><text:s/>bundle file minimized and optimized (Figure 2-8).</text:span></text:p>
      <text:p text:style-name="P42"><text:a xlink:href="https://docs.google.com/drawings/u/1/d/srOqMCJWnBIaT2VKsyRwo7w/image?w=481&amp;h=177&amp;rev=1&amp;ac=1&amp;parent=1oLWU66mMvCW-van-37Sb-SEZqx9nJLgz" office:target-frame-name="_top" xlink:show="replace"><text:span text:style-name="T43">https://docs.google.com/drawings/u/1/d/srOqMCJWnBIaT2VKsyRwo7w/image?w=481&amp;h=177&amp;rev=1&amp;ac=1&amp;parent=1oLWU66mMvCW-van-37Sb-SEZqx9nJLgz</text:span></text:a></text:p>
      <text:p text:style-name="P44"><text:span text:style-name="T45">Figure 2-8. Spotify micro-frontend artifact</text:span></text:p>
      <text:p text:style-name="P46">Those files will be loaded inside an iframe to compose the final application UI.</text:p>
      <text:p text:style-name="P47"><text:span text:style-name="T48">This approach was used at the beginning for the web instance of the</text:span><text:a xlink:href="https://labs.spotify.com/2019/03/25/building-spotifys-new-web-player/" office:target-frame-name="_top" xlink:show="replace"><text:span text:style-name="T49"><text:s/>Spotify player</text:span></text:a><text:span text:style-name="T50">, but it was abandoned due to its poor performance, and Spotify has since moved back to an SPA architecture similar to what they have for the TV application. This doesn’t mean the approach can’t work, but the way it was designed caused more issues for the final users than benefits.</text:span></text:p>
      <text:h text:style-name="P51" text:outline-level="2">SAP</text:h>
      <text:p text:style-name="P52"><text:span text:style-name="T53">Another company that is using iframes for its applications is SAP. SAP released<text:s/></text:span><text:span text:style-name="T54">luigi framework,</text:span><text:span text:style-name="T55"><text:s/>a micro-frontends framework used for creating an enterprise application that interacts with SAP. Luigi works with Angular, React, Vue, and SAPUI—basically the most modern and well-adopted frontend frameworks, plus a well-known one, like SAPUI, for delivering applications interacting with SAP. Since enterprise applications are B2B solutions, where SEO and bandwidth are not a problem, having the ability to choose the hardware and software specifications where an application runs makes iframes adoption easy. If we think of the memory management provided by the iframes out of the box, the decision to use them makes a lot of sense for that specific context.</text:span></text:p>
      <text:h text:style-name="P56" text:outline-level="2">OpenTable</text:h>
      <text:soft-page-break/>
      <text:p text:style-name="P57"><text:span text:style-name="T58">Another interesting approach is OpenTable’s</text:span><text:a xlink:href="https://github.com/opencomponents/oc" office:target-frame-name="_top" xlink:show="replace"><text:span text:style-name="T59"><text:s/>Open Components</text:span></text:a><text:span text:style-name="T60"><text:s/>project, embraced by Skyscanner and other large organizations and released open source.</text:span></text:p>
      <text:p text:style-name="P61">Open Components are using a really interesting approach to micro-frontends: a registry similar to the Docker registry gathers all the available components encapsulating the data and UI, exposing an HTML fragment that can then be encapsulated in any HTML template.</text:p>
      <text:p text:style-name="P62">A project using this technique receives many benefits, such as the team’s independence, the rapid composition of multiple pages by reusing components built by other teams, and the option of rendering a component on the server or on the client.</text:p>
      <text:p text:style-name="P63">When I have spoken with people who work at OpenTable, they told me that this project allowed them to scale their teams around the world without creating a large communication overhead. For instance, using micro-frontends allowed them to smooth the process by repurposing parts developed in the United States for use in Australia—definitely a huge competitive advantage.</text:p>
      <text:h text:style-name="P64" text:outline-level="2">DAZN</text:h>
      <text:p text:style-name="P65">Last but not least is DAZN, a live and video-on-demand sports platform that uses a combination of SPAs and components orchestrated by a client-side agent called boot‐ strap.</text:p>
      <text:p text:style-name="P66">DAZN’s approach focuses on targeting not only the web but also multiple smart TVs, set-top boxes, and consoles.</text:p>
      <text:p text:style-name="P67">Its approach is fully client side, with an orchestrator always available during the navigation of the video platform to load different SPAs at runtime when there is a change of business domain.</text:p>
      <text:p text:style-name="P68">These are just some of the possibilities micro-frontends offer for scaling up our co-located and/or distributed teams. More and more companies are embracing this paradigm, including New Relic, Starbucks, and Microsof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language="hr" fo:country="HR" style:language-asian="hr" style:country-asian="HR"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language="hr" fo:country="HR" style:language-asian="hr" style:country-asian="HR"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hr" style:country-asian="HR"/>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hr" fo:country="HR" style:language-asian="hr" style:country-asian="H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09-02T20:52:00Z</meta:creation-date>
    <dc:date>2021-09-02T20:53:00Z</dc:date>
    <meta:template xlink:href="Normal" xlink:type="simple"/>
    <meta:editing-cycles>1</meta:editing-cycles>
    <meta:editing-duration>PT60S</meta:editing-duration>
    <meta:document-statistic meta:page-count="3" meta:paragraph-count="14" meta:word-count="1057" meta:character-count="7071" meta:row-count="50" meta:non-whitespace-character-count="6028"/>
  </office:meta>
</office:document-meta>
</file>